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d19" officeooo:paragraph-rsid="000cad19"/>
    </style:style>
    <style:style style:name="P2" style:family="paragraph" style:parent-style-name="Standard">
      <style:text-properties officeooo:rsid="000de5f7" officeooo:paragraph-rsid="000de5f7"/>
    </style:style>
    <style:style style:name="T1" style:family="text">
      <style:text-properties officeooo:rsid="000f9495"/>
    </style:style>
    <style:style style:name="T2" style:family="text">
      <style:text-properties officeooo:rsid="000fb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</text:p>
      <text:p text:style-name="P1"/>
      <text:p text:style-name="P2">DECLARE num , sum, r, temp</text:p>
      <text:p text:style-name="P2">INPUT num</text:p>
      <text:p text:style-name="P1"/>
      <text:p text:style-name="P1">temp=num</text:p>
      <text:p text:style-name="P1"/>
      <text:p text:style-name="P1">sum=0</text:p>
      <text:p text:style-name="P1"/>
      <text:p text:style-name="P1"><text:span text:style-name="T2">WHILE</text:span> num&lt;&gt;0</text:p>
      <text:p text:style-name="P1"/>
      <text:p text:style-name="P1"><text:s text:c="10"/>r=<text:span text:style-name="T1">num%10</text:span></text:p>
      <text:p text:style-name="P1"><text:s text:c="10"/>sum=sum+r*r*r</text:p>
      <text:p text:style-name="P1"><text:s text:c="10"/>num = num/10</text:p>
      <text:p text:style-name="P1"/>
      <text:p text:style-name="P1">ENDWHILE</text:p>
      <text:p text:style-name="P1"/>
      <text:p text:style-name="P1">IF sum==temp</text:p>
      <text:p text:style-name="P1"><text:s text:c="5"/>PRINT “NUMBER IS AN ARMSTRONG NUMBER”</text:p>
      <text:p text:style-name="P1"/>
      <text:p text:style-name="P1">ELSE</text:p>
      <text:p text:style-name="P1"><text:s text:c="8"/>PRINT “NUMBER IS NOT AN ARMSTRONG NUMBER”</text:p>
      <text:p text:style-name="P1"/>
      <text:p text:style-name="P1">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4T16:31:46.235000000</meta:creation-date>
    <dc:date>2020-12-14T17:02:30.365000000</dc:date>
    <meta:editing-duration>PT8M43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36" meta:character-count="246" meta:non-whitespace-character-count="182"/>
  </office:meta>
</office:document-meta>
</file>